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start=""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none" draw:fill-color="#ffffff" draw:textarea-horizontal-align="left" draw:auto-grow-height="true" draw:auto-grow-width="false" fo:min-height="1.072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2.227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4pt" style:font-size-asian="24pt" style:font-size-complex="24pt"/>
    </style:style>
    <style:style style:name="P4" style:family="paragraph">
      <style:paragraph-properties fo:margin-left="0cm" fo:margin-right="0cm" fo:text-indent="0cm"/>
      <style:text-properties fo:font-size="14pt" style:font-size-asian="14pt" style:font-size-complex="14pt"/>
    </style:style>
    <style:style style:name="P5" style:family="paragraph">
      <style:paragraph-properties fo:margin-left="0cm" fo:margin-right="0cm" fo:text-indent="0cm"/>
      <style:text-properties fo:font-size="8pt" style:font-size-asian="8pt" style:font-size-complex="8pt"/>
    </style:style>
    <style:style style:name="P6" style:family="paragraph">
      <style:paragraph-properties fo:margin-left="0cm" fo:margin-right="0cm" fo:text-indent="0cm"/>
      <style:text-properties fo:font-size="9pt" style:font-size-asian="9pt" style:font-size-complex="9pt"/>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font-size="8pt" style:font-size-asian="8pt" style:font-size-complex="8pt"/>
    </style:style>
    <style:style style:name="T4" style:family="text">
      <style:text-properties fo:font-size="9pt" style:font-size-asian="9pt" style:font-size-complex="9pt"/>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1.778cm" svg:height="1.819cm" svg:x="5.953cm" svg:y="12.637cm">
          <text:p/>
        </draw:ellipse>
        <draw:ellipse draw:style-name="gr1" draw:text-style-name="P1" draw:layer="layout" svg:width="1.778cm" svg:height="1.818cm" svg:x="10.779cm" svg:y="4.195cm">
          <text:p/>
        </draw:ellipse>
        <draw:ellipse draw:style-name="gr1" draw:text-style-name="P1" draw:layer="layout" svg:width="1.778cm" svg:height="1.819cm" svg:x="16.113cm" svg:y="12.637cm">
          <text:p/>
        </draw:ellipse>
        <draw:path draw:style-name="gr2" draw:text-style-name="P1" draw:layer="layout" svg:width="4.19cm" svg:height="7.143cm" svg:x="12.938cm" svg:y="5.234cm" svg:viewBox="0 0 4191 7144" svg:d="M0 0c3810 1169 4191 7144 4191 7144">
          <text:p/>
        </draw:path>
        <draw:path draw:style-name="gr3" draw:text-style-name="P1" draw:layer="layout" svg:width="9.27cm" svg:height="1.188cm" svg:x="7.477cm" svg:y="14.716cm" svg:viewBox="0 0 9271 1189" svg:d="M9271 0c-2921 2598-9271 130-9271 130">
          <text:p/>
        </draw:path>
        <draw:path draw:style-name="gr3" draw:text-style-name="P1" draw:layer="layout" svg:width="3.428cm" svg:height="6.753cm" svg:x="6.461cm" svg:y="5.494cm" svg:viewBox="0 0 3429 6754" svg:d="M0 6754c381-5065 3429-6754 3429-6754">
          <text:p/>
        </draw:path>
        <draw:line draw:style-name="gr4" draw:text-style-name="P1" draw:layer="layout" svg:x1="17.073cm" svg:y1="11.969cm" svg:x2="17.073cm" svg:y2="12.618cm">
          <text:p/>
        </draw:line>
        <draw:line draw:style-name="gr4" draw:text-style-name="P1" draw:layer="layout" svg:x1="7.477cm" svg:y1="14.846cm" svg:x2="6.969cm" svg:y2="14.716cm">
          <text:p/>
        </draw:line>
        <draw:line draw:style-name="gr4" draw:text-style-name="P1" draw:layer="layout" svg:x1="9.89cm" svg:y1="5.494cm" svg:x2="10.398cm" svg:y2="5.234cm">
          <text:p/>
        </draw:line>
        <draw:line draw:style-name="gr3" draw:text-style-name="P1" draw:layer="layout" svg:x1="8.239cm" svg:y1="13.547cm" svg:x2="15.605cm" svg:y2="13.547cm">
          <text:p/>
        </draw:line>
        <draw:line draw:style-name="gr4" draw:text-style-name="P1" draw:layer="layout" svg:x1="15.478cm" svg:y1="13.547cm" svg:x2="15.986cm" svg:y2="13.547cm">
          <text:p/>
        </draw:line>
        <draw:path draw:style-name="gr3" draw:text-style-name="P1" draw:layer="layout" svg:width="3.301cm" svg:height="6.234cm" svg:x="7.477cm" svg:y="6.013cm" svg:viewBox="0 0 3302 6235" svg:d="M3302 0c-254 0-3302 6235-3302 6235">
          <text:p/>
        </draw:path>
        <draw:path draw:style-name="gr3" draw:text-style-name="P1" draw:layer="layout" svg:width="3.809cm" svg:height="6.363cm" svg:x="12.43cm" svg:y="6.013cm" svg:viewBox="0 0 3810 6364" svg:d="M0 0c3556 5715 3810 6364 3810 6364">
          <text:p/>
        </draw:path>
        <draw:line draw:style-name="gr4" draw:text-style-name="P1" draw:layer="layout" svg:x1="12.557cm" svg:y1="6.273cm" svg:x2="12.303cm" svg:y2="5.883cm">
          <text:p/>
        </draw:line>
        <draw:line draw:style-name="gr4" draw:text-style-name="P1" draw:layer="layout" svg:x1="7.477cm" svg:y1="12.248cm" svg:x2="7.35cm" svg:y2="12.638cm">
          <text:p/>
        </draw:line>
        <draw:custom-shape draw:style-name="gr5" draw:text-style-name="P1" draw:layer="layout" svg:width="2.54cm" svg:height="1.957cm" svg:x="14.97cm" svg:y="3.667cm">
          <text:p/>
          <draw:enhanced-geometry svg:viewBox="0 0 21600 21600" draw:text-areas="800 800 20800 20800" draw:type="round-rectangular-callout" draw:modifiers="5304.36835891381 40894.38202247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2.54cm" svg:height="2.54cm" svg:x="13.827cm" svg:y="17.129cm">
          <text:p/>
          <draw:enhanced-geometry svg:viewBox="0 0 21600 21600" draw:text-areas="800 800 20800 20800" draw:type="round-rectangular-callout" draw:modifiers="3179.22077922078 -11790.3187721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2.286cm" svg:height="1.948cm" svg:x="3.286cm" svg:y="9.65cm">
          <text:p/>
          <draw:enhanced-geometry svg:viewBox="0 0 21600 21600" draw:text-areas="800 800 20800 20800" draw:type="round-rectangular-callout" draw:modifiers="32414.167031045 8256.541816316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2.286cm" svg:height="2.662cm" svg:x="5.953cm" svg:y="3.545cm">
          <text:p/>
          <draw:enhanced-geometry svg:viewBox="0 0 21600 21600" draw:text-areas="800 800 20800 20800" draw:type="round-rectangular-callout" draw:modifiers="30978.5745518146 42023.88283890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2.667cm" svg:height="2.185cm" svg:x="17.764cm" svg:y="7.832cm">
          <text:p/>
          <draw:enhanced-geometry svg:viewBox="0 0 21600 21600" draw:text-areas="800 800 20800 20800" draw:type="round-rectangular-callout" draw:modifiers="-20296.5517241379 28309.24062214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2.413cm" svg:height="1.992cm" svg:x="9.001cm" svg:y="16.534cm">
          <text:p/>
          <draw:enhanced-geometry svg:viewBox="0 0 21600 21600" draw:text-areas="800 800 20800 20800" draw:type="round-rectangular-callout" draw:modifiers="15846.5617232809 -31549.22227797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4.064cm" svg:height="2.416cm" svg:x="18.653cm" svg:y="14.208cm">
          <text:p/>
          <draw:enhanced-geometry svg:viewBox="0 0 21600 21600" draw:text-areas="3000 3320 17110 17330" draw:type="cloud-callout" draw:modifiers="-3496.38376383764 -2287.794786925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 draw:layer="layout" svg:width="4.191cm" svg:height="2.291cm" svg:x="11.16cm" svg:y="1.254cm">
          <text:p/>
          <draw:enhanced-geometry svg:viewBox="0 0 21600 21600" draw:text-areas="3000 3320 17110 17330" draw:type="cloud-callout" draw:modifiers="5157.82442748092 27094.240837696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3" draw:layer="layout" svg:width="1.192cm" svg:height="1.322cm" svg:x="11.16cm" svg:y="4.429cm">
          <draw:text-box>
            <text:p text:style-name="P2"><text:span text:style-name="T1">A</text:span></text:p>
          </draw:text-box>
        </draw:frame>
        <draw:frame draw:style-name="gr6" draw:text-style-name="P3" draw:layer="layout" svg:width="1.192cm" svg:height="1.322cm" svg:x="6.285cm" svg:y="12.938cm">
          <draw:text-box>
            <text:p text:style-name="P2"><text:span text:style-name="T1">C</text:span></text:p>
          </draw:text-box>
        </draw:frame>
        <draw:frame draw:style-name="gr6" draw:text-style-name="P3" draw:layer="layout" svg:width="1.192cm" svg:height="1.322cm" svg:x="16.494cm" svg:y="12.938cm">
          <draw:text-box>
            <text:p text:style-name="P2"><text:span text:style-name="T1">B</text:span></text:p>
          </draw:text-box>
        </draw:frame>
        <draw:frame draw:style-name="gr7" draw:text-style-name="P4" draw:layer="layout" svg:width="2.297cm" svg:height="2.451cm" svg:x="5.953cm" svg:y="3.54cm">
          <draw:text-box>
            <text:p text:style-name="P2"><text:span text:style-name="T2">s <text:s/>, CA</text:span></text:p>
            <text:p text:style-name="P2"><text:span text:style-name="T2">s <text:s/>, CBA</text:span></text:p>
            <text:p text:style-name="P2"><text:span text:style-name="T2">s <text:s/>, CB</text:span></text:p>
            <text:p text:style-name="P2"><text:span text:style-name="T2">s <text:s/>, CAB</text:span></text:p>
          </draw:text-box>
        </draw:frame>
        <draw:frame draw:style-name="gr8" draw:text-style-name="P5" draw:layer="layout" svg:width="0.762cm" svg:height="2.477cm" svg:x="23.225cm" svg:y="2.016cm">
          <draw:text-box>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draw:text-box>
        </draw:frame>
        <draw:frame draw:style-name="gr7" draw:text-style-name="P6" draw:layer="layout" svg:width="0.714cm" svg:height="0.603cm" svg:x="6.255cm" svg:y="3.794cm">
          <draw:text-box>
            <text:p text:style-name="P6"><text:span text:style-name="T4">A</text:span></text:p>
          </draw:text-box>
        </draw:frame>
        <draw:frame draw:style-name="gr7" draw:text-style-name="P6" draw:layer="layout" svg:width="0.714cm" svg:height="0.603cm" svg:x="6.255cm" svg:y="4.429cm">
          <draw:text-box>
            <text:p text:style-name="P6"><text:span text:style-name="T4">A</text:span></text:p>
          </draw:text-box>
        </draw:frame>
        <draw:frame draw:style-name="gr7" draw:text-style-name="P6" draw:layer="layout" svg:width="0.714cm" svg:height="0.603cm" svg:x="6.255cm" svg:y="4.937cm">
          <draw:text-box>
            <text:p text:style-name="P6"><text:span text:style-name="T4">B</text:span></text:p>
          </draw:text-box>
        </draw:frame>
        <draw:frame draw:style-name="gr7" draw:text-style-name="P6" draw:layer="layout" svg:width="0.714cm" svg:height="0.603cm" svg:x="6.255cm" svg:y="5.477cm">
          <draw:text-box>
            <text:p text:style-name="P6"><text:span text:style-name="T4">B</text:span></text:p>
          </draw:text-box>
        </draw:frame>
        <draw:frame draw:style-name="gr7" draw:text-style-name="P4" draw:layer="layout" svg:width="2.272cm" svg:height="2.451cm" svg:x="3.286cm" svg:y="9.598cm">
          <draw:text-box>
            <text:p text:style-name="P2"><text:span text:style-name="T2">s <text:s/>, A</text:span></text:p>
            <text:p text:style-name="P2"><text:span text:style-name="T2">s <text:s/>, AB</text:span></text:p>
            <text:p text:style-name="P2"><text:span text:style-name="T2">s <text:s/>, ACB</text:span></text:p>
            <text:p text:style-name="P2"><text:span text:style-name="T2"/></text:p>
          </draw:text-box>
        </draw:frame>
        <draw:frame draw:style-name="gr7" draw:text-style-name="P6" draw:layer="layout" svg:width="0.714cm" svg:height="0.603cm" svg:x="3.588cm" svg:y="9.89cm">
          <draw:text-box>
            <text:p text:style-name="P6"><text:span text:style-name="T4">A</text:span></text:p>
          </draw:text-box>
        </draw:frame>
        <draw:frame draw:style-name="gr7" draw:text-style-name="P6" draw:layer="layout" svg:width="0.714cm" svg:height="0.603cm" svg:x="3.588cm" svg:y="10.43cm">
          <draw:text-box>
            <text:p text:style-name="P6"><text:span text:style-name="T4">B</text:span></text:p>
          </draw:text-box>
        </draw:frame>
        <draw:frame draw:style-name="gr7" draw:text-style-name="P6" draw:layer="layout" svg:width="0.714cm" svg:height="0.603cm" svg:x="3.588cm" svg:y="11.033cm">
          <draw:text-box>
            <text:p text:style-name="P6"><text:span text:style-name="T4">B</text:span></text:p>
          </draw:text-box>
        </draw:frame>
        <draw:frame draw:style-name="gr7" draw:text-style-name="P4" draw:layer="layout" svg:width="2.297cm" svg:height="2.451cm" svg:x="15.097cm" svg:y="3.756cm">
          <draw:text-box>
            <text:p text:style-name="P2"><text:span text:style-name="T2">s <text:s/>, BA</text:span></text:p>
            <text:p text:style-name="P2"><text:span text:style-name="T2">s <text:s/>, BCA</text:span></text:p>
            <text:p text:style-name="P2"><text:span text:style-name="T2">s <text:s/>, B</text:span></text:p>
            <text:p text:style-name="P2"><text:span text:style-name="T2"/></text:p>
          </draw:text-box>
        </draw:frame>
        <draw:frame draw:style-name="gr7" draw:text-style-name="P6" draw:layer="layout" svg:width="0.714cm" svg:height="0.603cm" svg:x="15.399cm" svg:y="4.048cm">
          <draw:text-box>
            <text:p text:style-name="P6"><text:span text:style-name="T4">A</text:span></text:p>
          </draw:text-box>
        </draw:frame>
        <draw:frame draw:style-name="gr7" draw:text-style-name="P6" draw:layer="layout" svg:width="0.714cm" svg:height="0.603cm" svg:x="15.399cm" svg:y="4.556cm">
          <draw:text-box>
            <text:p text:style-name="P6"><text:span text:style-name="T4">A</text:span></text:p>
          </draw:text-box>
        </draw:frame>
        <draw:frame draw:style-name="gr7" draw:text-style-name="P6" draw:layer="layout" svg:width="0.714cm" svg:height="0.603cm" svg:x="15.399cm" svg:y="5.096cm">
          <draw:text-box>
            <text:p text:style-name="P6"><text:span text:style-name="T4">B</text:span></text:p>
          </draw:text-box>
        </draw:frame>
        <draw:frame draw:style-name="gr7" draw:text-style-name="P4" draw:layer="layout" svg:width="2.272cm" svg:height="2.451cm" svg:x="17.891cm" svg:y="7.947cm">
          <draw:text-box>
            <text:p text:style-name="P2"><text:span text:style-name="T2">s <text:s/>, A</text:span></text:p>
            <text:p text:style-name="P2"><text:span text:style-name="T2">s <text:s/>, AB</text:span></text:p>
            <text:p text:style-name="P2"><text:span text:style-name="T2">s <text:s/>, ACB</text:span></text:p>
            <text:p text:style-name="P2"><text:span text:style-name="T2"/></text:p>
          </draw:text-box>
        </draw:frame>
        <draw:frame draw:style-name="gr7" draw:text-style-name="P6" draw:layer="layout" svg:width="0.714cm" svg:height="0.603cm" svg:x="18.193cm" svg:y="8.239cm">
          <draw:text-box>
            <text:p text:style-name="P6"><text:span text:style-name="T4">A</text:span></text:p>
          </draw:text-box>
        </draw:frame>
        <draw:frame draw:style-name="gr7" draw:text-style-name="P6" draw:layer="layout" svg:width="0.714cm" svg:height="0.603cm" svg:x="18.193cm" svg:y="8.779cm">
          <draw:text-box>
            <text:p text:style-name="P6"><text:span text:style-name="T4">B</text:span></text:p>
          </draw:text-box>
        </draw:frame>
        <draw:frame draw:style-name="gr7" draw:text-style-name="P6" draw:layer="layout" svg:width="0.714cm" svg:height="0.603cm" svg:x="18.193cm" svg:y="9.382cm">
          <draw:text-box>
            <text:p text:style-name="P6"><text:span text:style-name="T4">B</text:span></text:p>
          </draw:text-box>
        </draw:frame>
        <draw:frame draw:style-name="gr7" draw:text-style-name="P4" draw:layer="layout" svg:width="2.297cm" svg:height="2.451cm" svg:x="13.99cm" svg:y="17.129cm">
          <draw:text-box>
            <text:p text:style-name="P2"><text:span text:style-name="T2">s <text:s/>, CA</text:span></text:p>
            <text:p text:style-name="P2"><text:span text:style-name="T2">s <text:s/>, CBA</text:span></text:p>
            <text:p text:style-name="P2"><text:span text:style-name="T2">s <text:s/>, CB</text:span></text:p>
            <text:p text:style-name="P2"><text:span text:style-name="T2">s <text:s/>, CAB</text:span></text:p>
          </draw:text-box>
        </draw:frame>
        <draw:frame draw:style-name="gr7" draw:text-style-name="P6" draw:layer="layout" svg:width="0.714cm" svg:height="0.603cm" svg:x="14.256cm" svg:y="17.415cm">
          <draw:text-box>
            <text:p text:style-name="P6"><text:span text:style-name="T4">A</text:span></text:p>
          </draw:text-box>
        </draw:frame>
        <draw:frame draw:style-name="gr7" draw:text-style-name="P6" draw:layer="layout" svg:width="0.714cm" svg:height="0.603cm" svg:x="14.256cm" svg:y="18.018cm">
          <draw:text-box>
            <text:p text:style-name="P6"><text:span text:style-name="T4">A</text:span></text:p>
          </draw:text-box>
        </draw:frame>
        <draw:frame draw:style-name="gr7" draw:text-style-name="P6" draw:layer="layout" svg:width="0.714cm" svg:height="0.603cm" svg:x="14.256cm" svg:y="18.526cm">
          <draw:text-box>
            <text:p text:style-name="P6"><text:span text:style-name="T4">B</text:span></text:p>
          </draw:text-box>
        </draw:frame>
        <draw:frame draw:style-name="gr7" draw:text-style-name="P6" draw:layer="layout" svg:width="0.714cm" svg:height="0.603cm" svg:x="14.256cm" svg:y="19.034cm">
          <draw:text-box>
            <text:p text:style-name="P6"><text:span text:style-name="T4">B</text:span></text:p>
          </draw:text-box>
        </draw:frame>
        <draw:frame draw:style-name="gr7" draw:text-style-name="P4" draw:layer="layout" svg:width="2.297cm" svg:height="2.451cm" svg:x="9.037cm" svg:y="16.494cm">
          <draw:text-box>
            <text:p text:style-name="P2"><text:span text:style-name="T2">s <text:s/>, BA</text:span></text:p>
            <text:p text:style-name="P2"><text:span text:style-name="T2">s <text:s/>, BCA</text:span></text:p>
            <text:p text:style-name="P2"><text:span text:style-name="T2">s <text:s/>, B</text:span></text:p>
            <text:p text:style-name="P2"><text:span text:style-name="T2"/></text:p>
          </draw:text-box>
        </draw:frame>
        <draw:frame draw:style-name="gr7" draw:text-style-name="P6" draw:layer="layout" svg:width="0.714cm" svg:height="0.603cm" svg:x="9.303cm" svg:y="16.78cm">
          <draw:text-box>
            <text:p text:style-name="P6"><text:span text:style-name="T4">A</text:span></text:p>
          </draw:text-box>
        </draw:frame>
        <draw:frame draw:style-name="gr7" draw:text-style-name="P6" draw:layer="layout" svg:width="0.714cm" svg:height="0.603cm" svg:x="9.303cm" svg:y="17.288cm">
          <draw:text-box>
            <text:p text:style-name="P6"><text:span text:style-name="T4">A</text:span></text:p>
          </draw:text-box>
        </draw:frame>
        <draw:frame draw:style-name="gr7" draw:text-style-name="P6" draw:layer="layout" svg:width="0.714cm" svg:height="0.603cm" svg:x="9.303cm" svg:y="17.891cm">
          <draw:text-box>
            <text:p text:style-name="P6"><text:span text:style-name="T4">B</text:span></text:p>
          </draw:text-box>
        </draw:frame>
        <draw:frame draw:style-name="gr7" draw:text-style-name="P2" draw:layer="layout" svg:width="3.563cm" svg:height="1.551cm" svg:x="11.776cm" svg:y="1.438cm">
          <draw:text-box>
            <text:p text:style-name="P2"><text:span text:style-name="T5">secret s <text:s text:c="2"/>,</text:span></text:p>
            <text:p text:style-name="P2"><text:span text:style-name="T5">h <text:s/>= H(s <text:s/>)</text:span> <text:s text:c="3"/></text:p>
          </draw:text-box>
        </draw:frame>
        <draw:frame draw:style-name="gr7" draw:text-style-name="P6" draw:layer="layout" svg:width="0.714cm" svg:height="0.603cm" svg:x="13.7cm" svg:y="1.762cm">
          <draw:text-box>
            <text:p text:style-name="P6"><text:span text:style-name="T4">A</text:span></text:p>
          </draw:text-box>
        </draw:frame>
        <draw:frame draw:style-name="gr7" draw:text-style-name="P6" draw:layer="layout" svg:width="0.714cm" svg:height="0.603cm" svg:x="12.097cm" svg:y="2.429cm">
          <draw:text-box>
            <text:p text:style-name="P6"><text:span text:style-name="T4">A</text:span></text:p>
          </draw:text-box>
        </draw:frame>
        <draw:frame draw:style-name="gr7" draw:text-style-name="P6" draw:layer="layout" svg:width="0.714cm" svg:height="0.603cm" svg:x="13.7cm" svg:y="2.429cm">
          <draw:text-box>
            <text:p text:style-name="P6"><text:span text:style-name="T4">A</text:span></text:p>
          </draw:text-box>
        </draw:frame>
        <draw:frame draw:style-name="gr7" draw:text-style-name="P2" draw:layer="layout" svg:width="3.563cm" svg:height="1.551cm" svg:x="19.161cm" svg:y="14.435cm">
          <draw:text-box>
            <text:p text:style-name="P2"><text:span text:style-name="T5">secret s <text:s text:c="2"/>,</text:span></text:p>
            <text:p text:style-name="P2"><text:span text:style-name="T5">h <text:s/>= H(s <text:s/>)</text:span> <text:s text:c="3"/></text:p>
          </draw:text-box>
        </draw:frame>
        <draw:frame draw:style-name="gr7" draw:text-style-name="P6" draw:layer="layout" svg:width="0.714cm" svg:height="0.603cm" svg:x="21.066cm" svg:y="14.748cm">
          <draw:text-box>
            <text:p text:style-name="P6"><text:span text:style-name="T4">A</text:span></text:p>
          </draw:text-box>
        </draw:frame>
        <draw:frame draw:style-name="gr7" draw:text-style-name="P6" draw:layer="layout" svg:width="0.714cm" svg:height="0.603cm" svg:x="19.463cm" svg:y="15.383cm">
          <draw:text-box>
            <text:p text:style-name="P6"><text:span text:style-name="T4">A</text:span></text:p>
          </draw:text-box>
        </draw:frame>
        <draw:frame draw:style-name="gr7" draw:text-style-name="P6" draw:layer="layout" svg:width="0.714cm" svg:height="0.603cm" svg:x="21.066cm" svg:y="15.478cm">
          <draw:text-box>
            <text:p text:style-name="P6"><text:span text:style-name="T4">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7-05T17:04:06.09</meta:creation-date>
    <dc:date>2020-07-05T18:35:01.98</dc:date>
    <meta:editing-duration>PT12M54S</meta:editing-duration>
    <meta:editing-cycles>2</meta:editing-cycles>
    <meta:generator>OpenOffice/4.1.6$Win32 OpenOffice.org_project/416m1$Build-9790</meta:generator>
    <meta:document-statistic meta:object-count="61"/>
  </office:meta>
</office:document-meta>
</file>